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dvTT86d47313" svg:font-family="AdvTT86d47313" style:font-family-generic="roman"/>
    <style:font-face style:name="Arial" svg:font-family="Arial" style:font-family-generic="swiss"/>
    <style:font-face style:name="Bookman Old Style" svg:font-family="'Bookman Old Style'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b215" officeooo:paragraph-rsid="000a9f6b"/>
    </style:style>
    <style:style style:name="P2" style:family="paragraph" style:parent-style-name="Standard">
      <style:text-properties officeooo:rsid="001f3dc6" officeooo:paragraph-rsid="000a9f6b"/>
    </style:style>
    <style:style style:name="P3" style:family="paragraph" style:parent-style-name="Standard">
      <style:text-properties officeooo:rsid="000c4a32" officeooo:paragraph-rsid="000c4a32"/>
    </style:style>
    <style:style style:name="P4" style:family="paragraph" style:parent-style-name="Text_20_body">
      <style:text-properties officeooo:rsid="0024c4b1" officeooo:paragraph-rsid="000c4a32"/>
    </style:style>
    <style:style style:name="P5" style:family="paragraph" style:parent-style-name="Text_20_body">
      <style:text-properties fo:font-style="normal" officeooo:rsid="0024c4b1" officeooo:paragraph-rsid="000c4a32" style:font-style-asian="normal" style:font-style-complex="normal"/>
    </style:style>
    <style:style style:name="P6" style:family="paragraph" style:parent-style-name="Text_20_body">
      <style:text-properties officeooo:rsid="00280fb2" officeooo:paragraph-rsid="000c4a32"/>
    </style:style>
    <style:style style:name="P7" style:family="paragraph" style:parent-style-name="Standard">
      <style:text-properties officeooo:rsid="00294fb9" officeooo:paragraph-rsid="000c4a32"/>
    </style:style>
    <style:style style:name="P8" style:family="paragraph" style:parent-style-name="Standard">
      <style:text-properties fo:color="#131413" loext:opacity="100%" style:font-name="AdvTT86d47313" fo:font-size="10pt" fo:font-style="normal" fo:font-weight="normal" officeooo:rsid="00294fb9" officeooo:paragraph-rsid="000c4a32" style:font-size-asian="10pt" style:font-style-asian="normal" style:font-weight-asian="normal"/>
    </style:style>
    <style:style style:name="P9" style:family="paragraph" style:parent-style-name="Standard">
      <style:text-properties fo:color="#131413" loext:opacity="100%" style:font-name="AdvTT86d47313" fo:font-size="10pt" fo:font-style="normal" fo:font-weight="normal" officeooo:rsid="002aa1ac" officeooo:paragraph-rsid="000c4a32" style:font-size-asian="10pt" style:font-style-asian="normal" style:font-weight-asian="normal"/>
    </style:style>
    <style:style style:name="P10" style:family="paragraph" style:parent-style-name="Standard">
      <style:text-properties fo:color="#131413" loext:opacity="100%" style:font-name="AdvTT86d47313" fo:font-size="10pt" fo:font-style="normal" fo:font-weight="normal" officeooo:rsid="002e5069" officeooo:paragraph-rsid="000c4a32" style:font-size-asian="10pt" style:font-style-asian="normal" style:font-weight-asian="normal"/>
    </style:style>
    <style:style style:name="P11" style:family="paragraph" style:parent-style-name="Standard">
      <style:text-properties fo:color="#131413" loext:opacity="100%" style:font-name="AdvTT86d47313" fo:font-size="10pt" fo:font-style="normal" fo:font-weight="normal" officeooo:rsid="000dae83" officeooo:paragraph-rsid="000c4a32" style:font-size-asian="10pt" style:font-style-asian="normal" style:font-weight-asian="normal"/>
    </style:style>
    <style:style style:name="P12" style:family="paragraph" style:parent-style-name="Standard">
      <style:text-properties fo:color="#131413" loext:opacity="100%" style:font-name="AdvTT86d47313" fo:font-size="10pt" fo:font-style="normal" fo:font-weight="normal" officeooo:rsid="000dae83" officeooo:paragraph-rsid="000dae83" style:font-size-asian="10pt" style:font-style-asian="normal" style:font-weight-asian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62995"/>
    </style:style>
    <style:style style:name="T3" style:family="text">
      <style:text-properties officeooo:rsid="000c4a32"/>
    </style:style>
    <style:style style:name="T4" style:family="text">
      <style:text-properties officeooo:rsid="00294fb9"/>
    </style:style>
    <style:style style:name="T5" style:family="text">
      <style:text-properties fo:color="#131413" loext:opacity="100%" style:font-name="AdvTT86d47313" fo:font-size="10pt" fo:font-style="normal" fo:font-weight="normal" style:font-size-asian="10pt" style:font-style-asian="normal" style:font-weight-asian="normal"/>
    </style:style>
    <style:style style:name="T6" style:family="text">
      <style:text-properties officeooo:rsid="002c61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cer los ajustes</text:p>
      <text:p text:style-name="P1">Compilar (build)</text:p>
      <text:p text:style-name="P2">Eliminar el anterior manualestadisticabologna</text:p>
      <text:p text:style-name="P1">Llevar la carpeta docs al drag &amp; drop de netlify</text:p>
      <text:p text:style-name="P1"/>
      <text:p text:style-name="P3">Para impresión</text:p>
      <text:p text:style-name="P4">Ajustes en la versión para imprimir, que está en el escritorio, luego pasar a la que se publica</text:p>
      <text:p text:style-name="P4">pagina 40 impreso, 49 publicado: el chunk que inserta el cuestionario cambia a r cuestionario, <text:span text:style-name="T1">fig.cap="Cuestionario 2019", fig.align='center', out.width='80%'</text:span></text:p>
      <text:p text:style-name="P5">pagina 55 y 68, Resumen de los niveles de medición<text:span text:style-name="T2">, el ch</text:span><text:span text:style-name="T3">u</text:span><text:span text:style-name="T2">nk cambia a ```{r, results='asis'}</text:span></text:p>
      <text:p text:style-name="P5">library(kableExtra)</text:p>
      <text:p text:style-name="P5">library(dplyr)</text:p>
      <text:p text:style-name="P5">library(stringr)</text:p>
      <text:p text:style-name="P5"/>
      <text:p text:style-name="P5">aux_table &lt;- tibble::tribble(</text:p>
      <text:p text:style-name="P5"><text:s text:c="2"/>~"Nivel de medición", ~"Significado de los símbolos numéricos", ~"Condición para cambio de escala", ~"Ubicación del cero",</text:p>
      <text:p text:style-name="P5"><text:s text:c="2"/>"Nominal", "Designan, distinguen", "No repetir los números", "Sin significado",</text:p>
      <text:p text:style-name="P5"><text:s text:c="2"/>"Ordinal", "Expresan orden", "Respetar el orden ascendente o descendente", "Sin significado",</text:p>
      <text:p text:style-name="P5"><text:s text:c="2"/>"Intervalar", "Proporcionalidad de distancias", "$y = b_0 + b_1 \\cdot x$", "Arbitrario",</text:p>
      <text:p text:style-name="P5"><text:s text:c="2"/>"Proporcional", "Proporcionalidad de valores", "$y = b_1 \\cdot x$", "Absoluto"</text:p>
      <text:p text:style-name="P5">) |&gt;</text:p>
      <text:p text:style-name="P5"><text:s text:c="2"/>mutate(across(where(is.character), ~str_wrap(., width = 30))) <text:s/># Envuelve el texto largo</text:p>
      <text:p text:style-name="P5"/>
      <text:p text:style-name="P5">knitr::kable(aux_table,</text:p>
      <text:p text:style-name="P5"><text:s text:c="2"/>format = "latex", booktabs = TRUE, align = "l", escape = FALSE,</text:p>
      <text:p text:style-name="P5"><text:s text:c="2"/>caption = "Características de los niveles de medición"</text:p>
      <text:p text:style-name="P5">) |&gt;</text:p>
      <text:p text:style-name="P5"><text:s text:c="2"/>kable_styling(latex_options = c("striped", "hold_position"), full_width = FALSE)</text:p>
      <text:p text:style-name="P5"/>
      <text:p text:style-name="P6">Sigue la tabla de p 150 impreso, pero compilo antes a ver si funcionó el cambio<text:span text:style-name="T4">. MAS O MENOS</text:span></text:p>
      <text:p text:style-name="P4"/>
      <text:p text:style-name="P7">Va esta consulta: <text:span text:style-name="T5">En la última página de cada capítulo, distribuye las imágenes y tablas para ocupar toda la página. ¡que instrucción general resuelve eso?</text:span></text:p>
      <text:p text:style-name="P8">sugiere esto en preamble:</text:p>
      <text:p text:style-name="P8"><text:soft-page-break/>\usepackage{float}</text:p>
      <text:p text:style-name="P8">\floatplacement{figure}{H}</text:p>
      <text:p text:style-name="P8">\floatplacement{table}{H}</text:p>
      <text:p text:style-name="P8">\raggedbottom <text:s/>% (opcional) evita estirar páginas con espacios artificiales</text:p>
      <text:p text:style-name="P8"/>
      <text:p text:style-name="P9">Vamos bien para la impresa, luego ajustamos la publicadas<text:span text:style-name="T6"> </text:span>en el conglomerados imagen al 80% y vemos</text:p>
      <text:p text:style-name="P9">lo mismo en la extracción de fichas de la caja y los tres de bayes</text:p>
      <text:p text:style-name="P9">Probar lo mismo a partir de p408 </text:p>
      <text:p text:style-name="P9"/>
      <text:p text:style-name="P9">en p429 la tabla también se sale</text:p>
      <text:p text:style-name="P9">imagen en p452</text:p>
      <text:p text:style-name="P9">la tabla de<text:span text:style-name="T6"> </text:span>p454 quedó muy bien, ver estrategia</text:p>
      <text:p text:style-name="P9">y ya...</text:p>
      <text:p text:style-name="P9"/>
      <text:p text:style-name="P10">en cap 4 ¿en los últimos meses líste...? mandar e texto como nota al pie</text:p>
      <text:p text:style-name="P10"/>
      <text:p text:style-name="P11">en la p64 distanció mal, a ver el impreso. En el impreso está ok, las instrucciones del preamble funcionan, pero puede que sean responsables del corte en la tabla</text:p>
      <text:p text:style-name="P12">dejo el empanada para aun hacer otros cambi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dvTT86d47313" svg:font-family="AdvTT86d47313" style:font-family-generic="roman"/>
    <style:font-face style:name="Arial" svg:font-family="Arial" style:font-family-generic="swiss"/>
    <style:font-face style:name="Bookman Old Style" svg:font-family="'Bookman Old Style'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Bookman Old Style" fo:font-size="11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Bookman Old Style" fo:font-size="11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Bookman Old Style" fo:font-family="'Bookman Old Style'" style:font-family-generic="roman" fo:font-size="13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Bookman Old Style" fo:font-family="'Bookman Old Style'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ookman Old Style" fo:font-family="'Bookman Old Style'" style:font-family-generic="roman"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eb</meta:initial-creator>
    <meta:creation-date>2025-07-18T13:51:06.358849100</meta:creation-date>
    <dc:date>2025-07-21T08:44:01.054595900</dc:date>
    <dc:creator>eb</dc:creator>
    <meta:editing-duration>PT17H53M4S</meta:editing-duration>
    <meta:editing-cycles>3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41" meta:word-count="352" meta:character-count="2353" meta:non-whitespace-character-count="2021"/>
  </office:meta>
</office:document-meta>
</file>